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a50b"/>
    </style:style>
    <style:style style:name="P2" style:family="paragraph" style:parent-style-name="Standard">
      <style:text-properties officeooo:rsid="00057c71" officeooo:paragraph-rsid="00057c71"/>
    </style:style>
    <style:style style:name="P3" style:family="paragraph" style:parent-style-name="Standard">
      <style:text-properties fo:font-weight="bold" officeooo:rsid="00057c71" officeooo:paragraph-rsid="00057c7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t as a senior full-stack Python engineer and UI/UX-focused product developer. Build a polished, professional, production-style web application for a university computer architecture project. The goal is not just to make a functional demo, but to make the project look impressive, maintainable, and resume-worthy.</text:p>
      <text:p text:style-name="Standard"/>
      <text:p text:style-name="Standard">I already have an existing trace-driven cache simulation project with this workflow:</text:p>
      <text:p text:style-name="Standard"/>
      <text:p text:style-name="Standard">1. A C++ Intel PIN tracer instruments a target program and writes a memory trace file in the format:</text:p>
      <text:p text:style-name="Standard"><text:s text:c="3"/>- R 0xADDRESS</text:p>
      <text:p text:style-name="Standard"><text:s text:c="3"/>- W 0xADDRESS</text:p>
      <text:p text:style-name="Standard"><text:s text:c="3"/>- followed by a final #eof marker</text:p>
      <text:p text:style-name="Standard">2. A Python cache simulator reads that trace and simulates a 3-level inclusive cache hierarchy:</text:p>
      <text:p text:style-name="Standard"><text:s text:c="3"/>- L1</text:p>
      <text:p text:style-name="Standard"><text:s text:c="3"/>- L2</text:p>
      <text:p text:style-name="Standard"><text:s text:c="3"/>- L3</text:p>
      <text:p text:style-name="Standard">3. The simulator compares four replacement policies:</text:p>
      <text:p text:style-name="Standard"><text:s text:c="3"/>- FIFO</text:p>
      <text:p text:style-name="Standard"><text:s text:c="3"/>- LRU</text:p>
      <text:p text:style-name="Standard"><text:s text:c="3"/>- Belady’s optimal policy</text:p>
      <text:p text:style-name="Standard"><text:s text:c="3"/>- CUSTOM</text:p>
      <text:p text:style-name="Standard">4. The simulator supports configurable:</text:p>
      <text:p text:style-name="Standard"><text:s text:c="3"/>- block size</text:p>
      <text:p text:style-name="Standard"><text:s text:c="3"/>- L1/L2/L3 sizes</text:p>
      <text:p text:style-name="Standard"><text:s text:c="3"/>- L1/L2/L3 associativity</text:p>
      <text:p text:style-name="Standard"><text:s text:c="3"/>- warmup accesses</text:p>
      <text:p text:style-name="Standard">5. The project currently generates terminal statistics and a comparison plot named policy_comparison.png.</text:p>
      <text:p text:style-name="Standard"/>
      <text:p text:style-name="Standard">The existing codebase is already working conceptually, but the UI and integration are not yet professional enough. I want you to design the best possible web UI around this system.</text:p>
      <text:p text:style-name="Standard"/>
      <text:p text:style-name="Standard">==================================================</text:p>
      <text:p text:style-name="Standard">PROJECT GOAL</text:p>
      <text:p text:style-name="Standard">==================================================</text:p>
      <text:p text:style-name="Standard"/>
      <text:p text:style-name="Standard">Create a modern web dashboard that lets a user do either of the following:</text:p>
      <text:p text:style-name="Standard"/>
      <text:p text:style-name="Standard">A. Write or paste C/C++ source code into the UI, then:</text:p>
      <text:p text:style-name="Standard"><text:s text:c="3"/>- save it as test_program.cpp</text:p>
      <text:p text:style-name="Standard"><text:s text:c="3"/>- compile it</text:p>
      <text:p text:style-name="Standard"><text:s text:c="3"/>- run Intel PIN tracing on the compiled binary</text:p>
      <text:p text:style-name="Standard"><text:s text:c="3"/>- generate the memory trace</text:p>
      <text:p text:style-name="Standard"><text:s text:c="3"/>- simulate the cache on that trace</text:p>
      <text:p text:style-name="Standard"><text:s text:c="3"/>- display results in a clean visual dashboard</text:p>
      <text:p text:style-name="Standard"/>
      <text:p text:style-name="Standard">B. Upload an existing trace file directly, then:</text:p>
      <text:p text:style-name="Standard"><text:s text:c="3"/>- skip compilation and PIN tracing</text:p>
      <text:p text:style-name="Standard"><text:s text:c="3"/>- parse the uploaded trace</text:p>
      <text:p text:style-name="Standard"><text:s text:c="3"/>- run the cache simulator</text:p>
      <text:p text:style-name="Standard"><text:s text:c="3"/>- display the same kind of results dashboard</text:p>
      <text:p text:style-name="Standard"/>
      <text:p text:style-name="Standard">The final system should feel like a real engineering tool, not a student script.</text:p>
      <text:p text:style-name="Standard"><text:soft-page-break/></text:p>
      <text:p text:style-name="Standard">==================================================</text:p>
      <text:p text:style-name="Standard">TECH STACK REQUIREMENTS</text:p>
      <text:p text:style-name="Standard">==================================================</text:p>
      <text:p text:style-name="Standard"/>
      <text:p text:style-name="Standard">Use this exact architecture:</text:p>
      <text:p text:style-name="Standard"/>
      <text:p text:style-name="Standard">- Backend: FastAPI</text:p>
      <text:p text:style-name="Standard">- Frontend: Streamlit</text:p>
      <text:p text:style-name="Standard">- Charts: Plotly</text:p>
      <text:p text:style-name="Standard">- Python only for the simulator integration layer</text:p>
      <text:p text:style-name="Standard">- Linux/WSL friendly</text:p>
      <text:p text:style-name="Standard">- Designed for a local development environment in a folder like ~/ca</text:p>
      <text:p text:style-name="Standard"/>
      <text:p text:style-name="Standard">The backend must communicate cleanly with the frontend using HTTP JSON APIs.</text:p>
      <text:p text:style-name="Standard"/>
      <text:p text:style-name="Standard">==================================================</text:p>
      <text:p text:style-name="Standard">VERY IMPORTANT DESIGN GOALS</text:p>
      <text:p text:style-name="Standard">==================================================</text:p>
      <text:p text:style-name="Standard"/>
      <text:p text:style-name="Standard">The UI should feel professional and polished. Prioritize:</text:p>
      <text:p text:style-name="Standard">- clean layout</text:p>
      <text:p text:style-name="Standard">- dark-friendly modern styling</text:p>
      <text:p text:style-name="Standard">- strong spacing and hierarchy</text:p>
      <text:p text:style-name="Standard">- readable typography</text:p>
      <text:p text:style-name="Standard">- minimal clutter</text:p>
      <text:p text:style-name="Standard">- intuitive workflow</text:p>
      <text:p text:style-name="Standard">- informative metrics</text:p>
      <text:p text:style-name="Standard">- interactive visualizations</text:p>
      <text:p text:style-name="Standard">- helpful validation and error handling</text:p>
      <text:p text:style-name="Standard">- good empty/loading states</text:p>
      <text:p text:style-name="Standard">- clear success and failure messages</text:p>
      <text:p text:style-name="Standard"/>
      <text:p text:style-name="Standard">Do not make it look like a raw demo page. Make it look like a real engineering dashboard.</text:p>
      <text:p text:style-name="Standard"/>
      <text:p text:style-name="Standard">==================================================</text:p>
      <text:p text:style-name="Standard">BACKEND REQUIREMENTS</text:p>
      <text:p text:style-name="Standard">==================================================</text:p>
      <text:p text:style-name="Standard"/>
      <text:p text:style-name="Standard">Write a complete FastAPI backend named server.py.</text:p>
      <text:p text:style-name="Standard"/>
      <text:p text:style-name="Standard">The backend must expose at least these endpoints:</text:p>
      <text:p text:style-name="Standard"/>
      <text:p text:style-name="Standard">1. POST /simulate_code</text:p>
      <text:p text:style-name="Standard"><text:s text:c="3"/>- Accept JSON containing:</text:p>
      <text:p text:style-name="Standard"><text:s text:c="5"/>- raw C/C++ code string</text:p>
      <text:p text:style-name="Standard"><text:s text:c="5"/>- cache configuration values</text:p>
      <text:p text:style-name="Standard"><text:s text:c="3"/>- Save the code to test_program.cpp</text:p>
      <text:p text:style-name="Standard"><text:s text:c="3"/>- Run the following pipeline in the project directory:</text:p>
      <text:p text:style-name="Standard"><text:s text:c="5"/>- make clean</text:p>
      <text:p text:style-name="Standard"><text:s text:c="5"/>- compile the program</text:p>
      <text:p text:style-name="Standard"><text:s text:c="5"/>- build the PIN tool</text:p>
      <text:p text:style-name="Standard"><text:soft-page-break/><text:s text:c="5"/>- run the PIN tool to generate the trace</text:p>
      <text:p text:style-name="Standard"><text:s text:c="3"/>- Parse the generated trace file</text:p>
      <text:p text:style-name="Standard"><text:s text:c="3"/>- Run the cache simulator</text:p>
      <text:p text:style-name="Standard"><text:s text:c="3"/>- Return all statistics as JSON</text:p>
      <text:p text:style-name="Standard"/>
      <text:p text:style-name="Standard">2. POST /simulate_trace</text:p>
      <text:p text:style-name="Standard"><text:s text:c="3"/>- Accept a trace file upload</text:p>
      <text:p text:style-name="Standard"><text:s text:c="3"/>- Skip compilation and PIN execution</text:p>
      <text:p text:style-name="Standard"><text:s text:c="3"/>- Parse the uploaded trace</text:p>
      <text:p text:style-name="Standard"><text:s text:c="3"/>- Run the cache simulator</text:p>
      <text:p text:style-name="Standard"><text:s text:c="3"/>- Return all statistics as JSON</text:p>
      <text:p text:style-name="Standard"/>
      <text:p text:style-name="Standard">Backend requirements:</text:p>
      <text:p text:style-name="Standard">- Use subprocess safely with proper error handling</text:p>
      <text:p text:style-name="Standard">- Capture stdout/stderr</text:p>
      <text:p text:style-name="Standard">- Return meaningful HTTP errors when compilation, build, trace generation, or parsing fails</text:p>
      <text:p text:style-name="Standard">- Add timeouts for subprocess calls</text:p>
      <text:p text:style-name="Standard">- Use CORS so Streamlit can call FastAPI locally</text:p>
      <text:p text:style-name="Standard">- Use clean structured JSON responses</text:p>
      <text:p text:style-name="Standard">- Be explicit about every configuration parameter</text:p>
      <text:p text:style-name="Standard">- Make path handling robust for Linux/WSL</text:p>
      <text:p text:style-name="Standard"/>
      <text:p text:style-name="Standard">The backend must not print vague messages. It must return actionable error details.</text:p>
      <text:p text:style-name="Standard"/>
      <text:p text:style-name="Standard">==================================================</text:p>
      <text:p text:style-name="Standard">CACHE SIMULATOR INTEGRATION REQUIREMENTS</text:p>
      <text:p text:style-name="Standard">==================================================</text:p>
      <text:p text:style-name="Standard"/>
      <text:p text:style-name="Standard">I already have a Python simulator that currently prints results and plots with matplotlib. Refactor it so it can be called from the backend cleanly.</text:p>
      <text:p text:style-name="Standard"/>
      <text:p text:style-name="Standard">You must provide:</text:p>
      <text:p text:style-name="Standard">- a wrapper function or refactor that accepts:</text:p>
      <text:p text:style-name="Standard"><text:s text:c="2"/>- trace as a list of addresses</text:p>
      <text:p text:style-name="Standard"><text:s text:c="2"/>- config dictionary</text:p>
      <text:p text:style-name="Standard">- returns a nested dictionary of results instead of printing</text:p>
      <text:p text:style-name="Standard">- does not open plots itself</text:p>
      <text:p text:style-name="Standard">- does not rely on interactive input</text:p>
      <text:p text:style-name="Standard">- is suitable for backend use</text:p>
      <text:p text:style-name="Standard"/>
      <text:p text:style-name="Standard">The returned structure must be consistent and easy for the frontend to render.</text:p>
      <text:p text:style-name="Standard"/>
      <text:p text:style-name="Standard">Use a clear structure like:</text:p>
      <text:p text:style-name="Standard"/>
      <text:p text:style-name="Standard">{</text:p>
      <text:p text:style-name="Standard"><text:s text:c="2"/>"FIFO": {</text:p>
      <text:p text:style-name="Standard"><text:s text:c="4"/>"L1": {"accesses": ..., "hits": ..., "misses": ..., "hit_rate": ..., "miss_rate": ...},</text:p>
      <text:p text:style-name="Standard"><text:s text:c="4"/>"L2": {...},</text:p>
      <text:p text:style-name="Standard"><text:s text:c="4"/>"L3": {...}</text:p>
      <text:p text:style-name="Standard"><text:s text:c="2"/>},</text:p>
      <text:p text:style-name="Standard"><text:s text:c="2"/>"LRU": {...},</text:p>
      <text:p text:style-name="Standard"><text:s text:c="2"/>"BELADY": {...},</text:p>
      <text:p text:style-name="Standard"><text:soft-page-break/><text:s text:c="2"/>"CUSTOM": {...}</text:p>
      <text:p text:style-name="Standard">}</text:p>
      <text:p text:style-name="Standard"/>
      <text:p text:style-name="Standard">Also include any additional metadata that is useful, such as:</text:p>
      <text:p text:style-name="Standard">- total trace length</text:p>
      <text:p text:style-name="Standard">- warmup accesses</text:p>
      <text:p text:style-name="Standard">- cache configuration used</text:p>
      <text:p text:style-name="Standard">- policy summary</text:p>
      <text:p text:style-name="Standard">- optional notes about the custom policy</text:p>
      <text:p text:style-name="Standard"/>
      <text:p text:style-name="Standard">==================================================</text:p>
      <text:p text:style-name="Standard">CUSTOM POLICY REQUIREMENTS</text:p>
      <text:p text:style-name="Standard">==================================================</text:p>
      <text:p text:style-name="Standard"/>
      <text:p text:style-name="Standard">The CUSTOM policy in this project should be described clearly in the code and UI.</text:p>
      <text:p text:style-name="Standard"/>
      <text:p text:style-name="Standard">It is based on stride/streaming behavior:</text:p>
      <text:p text:style-name="Standard">- detect repeated constant-stride access patterns</text:p>
      <text:p text:style-name="Standard">- treat such blocks as streaming or low-reuse candidates</text:p>
      <text:p text:style-name="Standard">- prefer evicting those blocks first</text:p>
      <text:p text:style-name="Standard">- fall back to LRU behavior if no streaming pattern is detected</text:p>
      <text:p text:style-name="Standard"/>
      <text:p text:style-name="Standard">In the UI and backend output, explain that this policy is a heuristic designed to reduce pollution from streaming data and improve behavior under mixed sequential + random workloads.</text:p>
      <text:p text:style-name="Standard"/>
      <text:p text:style-name="Standard">Do not rename it away from CUSTOM in the code unless necessary, but add a professional description in the UI.</text:p>
      <text:p text:style-name="Standard"/>
      <text:p text:style-name="Standard">==================================================</text:p>
      <text:p text:style-name="Standard">FRONTEND REQUIREMENTS</text:p>
      <text:p text:style-name="Standard">==================================================</text:p>
      <text:p text:style-name="Standard"/>
      <text:p text:style-name="Standard">Write a complete Streamlit frontend named app.py.</text:p>
      <text:p text:style-name="Standard"/>
      <text:p text:style-name="Standard">The frontend must feel like a polished analytics dashboard.</text:p>
      <text:p text:style-name="Standard"/>
      <text:p text:style-name="Standard">Layout requirements:</text:p>
      <text:p text:style-name="Standard"/>
      <text:p text:style-name="Standard">1. Sidebar</text:p>
      <text:p text:style-name="Standard"><text:s text:c="3"/>- Inputs for all cache configuration parameters:</text:p>
      <text:p text:style-name="Standard"><text:s text:c="5"/>- block size</text:p>
      <text:p text:style-name="Standard"><text:s text:c="5"/>- L1 size</text:p>
      <text:p text:style-name="Standard"><text:s text:c="5"/>- L1 associativity</text:p>
      <text:p text:style-name="Standard"><text:s text:c="5"/>- L2 size</text:p>
      <text:p text:style-name="Standard"><text:s text:c="5"/>- L2 associativity</text:p>
      <text:p text:style-name="Standard"><text:s text:c="5"/>- L3 size</text:p>
      <text:p text:style-name="Standard"><text:s text:c="5"/>- L3 associativity</text:p>
      <text:p text:style-name="Standard"><text:s text:c="5"/>- warmup accesses</text:p>
      <text:p text:style-name="Standard"><text:s text:c="3"/>- Enforce power-of-two validation for sizes and associativity</text:p>
      <text:p text:style-name="Standard"><text:s text:c="3"/>- Use sensible defaults</text:p>
      <text:p text:style-name="Standard"><text:s text:c="3"/>- Add a clearly visible Run Simulation button</text:p>
      <text:p text:style-name="Standard"><text:s text:c="3"/>- Add brief helper text to explain each setting</text:p>
      <text:p text:style-name="Standard"><text:soft-page-break/></text:p>
      <text:p text:style-name="Standard">2. Main area</text:p>
      <text:p text:style-name="Standard"><text:s text:c="3"/>Use tabs:</text:p>
      <text:p text:style-name="Standard"><text:s text:c="3"/>- Write C/C++ Code</text:p>
      <text:p text:style-name="Standard"><text:s text:c="3"/>- Upload Trace File</text:p>
      <text:p text:style-name="Standard"/>
      <text:p text:style-name="Standard">3. Code tab</text:p>
      <text:p text:style-name="Standard"><text:s text:c="3"/>- Provide a large code editor or text area</text:p>
      <text:p text:style-name="Standard"><text:s text:c="3"/>- Pre-fill with a useful example C++ program</text:p>
      <text:p text:style-name="Standard"><text:s text:c="3"/>- Include instructions telling the user that this code will be compiled, traced with Intel PIN, and then simulated</text:p>
      <text:p text:style-name="Standard"><text:s text:c="3"/>- Include a small explanation of what kind of programs are useful for cache experiments</text:p>
      <text:p text:style-name="Standard"/>
      <text:p text:style-name="Standard">4. Upload tab</text:p>
      <text:p text:style-name="Standard"><text:s text:c="3"/>- Provide a trace file uploader</text:p>
      <text:p text:style-name="Standard"><text:s text:c="3"/>- Accept text-based trace files</text:p>
      <text:p text:style-name="Standard"><text:s text:c="3"/>- Show trace format expectations clearly</text:p>
      <text:p text:style-name="Standard"/>
      <text:p text:style-name="Standard">5. Results section</text:p>
      <text:p text:style-name="Standard"><text:s text:c="3"/>Once a run completes, show:</text:p>
      <text:p text:style-name="Standard"><text:s text:c="3"/>- summary cards or metrics for each policy</text:p>
      <text:p text:style-name="Standard"><text:s text:c="3"/>- grouped bar charts comparing hit rate and miss rate</text:p>
      <text:p text:style-name="Standard"><text:s text:c="3"/>- L1/L2/L3 breakdowns for each policy</text:p>
      <text:p text:style-name="Standard"><text:s text:c="3"/>- raw access/hit/miss counts</text:p>
      <text:p text:style-name="Standard"><text:s text:c="3"/>- a concise policy comparison summary</text:p>
      <text:p text:style-name="Standard"/>
      <text:p text:style-name="Standard">Use Plotly for charts, not matplotlib.</text:p>
      <text:p text:style-name="Standard"/>
      <text:p text:style-name="Standard">Create at least:</text:p>
      <text:p text:style-name="Standard">- one grouped bar chart for hit rates across policies and cache levels</text:p>
      <text:p text:style-name="Standard">- one grouped bar chart for miss rates across policies and cache levels</text:p>
      <text:p text:style-name="Standard"/>
      <text:p text:style-name="Standard">The charts should be interactive and support hover details.</text:p>
      <text:p text:style-name="Standard"/>
      <text:p text:style-name="Standard">6. User experience requirements</text:p>
      <text:p text:style-name="Standard"><text:s text:c="3"/>- show loading states while running</text:p>
      <text:p text:style-name="Standard"><text:s text:c="3"/>- show success messages when the simulation completes</text:p>
      <text:p text:style-name="Standard"><text:s text:c="3"/>- show readable error messages if anything fails</text:p>
      <text:p text:style-name="Standard"><text:s text:c="3"/>- do not let the page crash on bad input</text:p>
      <text:p text:style-name="Standard"><text:s text:c="3"/>- preserve results on screen until a new run replaces them</text:p>
      <text:p text:style-name="Standard"><text:s text:c="3"/>- style the app so it looks like a genuine engineering dashboard</text:p>
      <text:p text:style-name="Standard"/>
      <text:p text:style-name="Standard">==================================================</text:p>
      <text:p text:style-name="Standard">C++ / PIN PIPELINE REQUIREMENTS</text:p>
      <text:p text:style-name="Standard">==================================================</text:p>
      <text:p text:style-name="Standard"/>
      <text:p text:style-name="Standard">The system uses the following workflow in a Linux/WSL environment inside a project folder like ~/ca:</text:p>
      <text:p text:style-name="Standard"/>
      <text:p text:style-name="Standard">- make clean</text:p>
      <text:p text:style-name="Standard">- compile the test program</text:p>
      <text:p text:style-name="Standard">- build the PIN tool</text:p>
      <text:p text:style-name="Standard"><text:soft-page-break/>- run Intel PIN with the tracer</text:p>
      <text:p text:style-name="Standard">- generate memory_trace.txt</text:p>
      <text:p text:style-name="Standard"/>
      <text:p text:style-name="Standard">Assume the trace generator produces a file named memory_trace.txt in the current directory.</text:p>
      <text:p text:style-name="Standard"/>
      <text:p text:style-name="Standard">Use general, realistic commands in the code and comments, but do not hardcode fragile assumptions unless necessary.</text:p>
      <text:p text:style-name="Standard"/>
      <text:p text:style-name="Standard">The frontend should not directly run shell commands. It should call the FastAPI backend.</text:p>
      <text:p text:style-name="Standard"/>
      <text:p text:style-name="Standard">==================================================</text:p>
      <text:p text:style-name="Standard">ERROR HANDLING REQUIREMENTS</text:p>
      <text:p text:style-name="Standard">==================================================</text:p>
      <text:p text:style-name="Standard"/>
      <text:p text:style-name="Standard">Make error handling a first-class feature.</text:p>
      <text:p text:style-name="Standard"/>
      <text:p text:style-name="Standard">The backend must detect and return helpful messages for:</text:p>
      <text:p text:style-name="Standard">- compilation failures</text:p>
      <text:p text:style-name="Standard">- PIN build failures</text:p>
      <text:p text:style-name="Standard">- PIN runtime failures</text:p>
      <text:p text:style-name="Standard">- missing trace files</text:p>
      <text:p text:style-name="Standard">- malformed trace lines</text:p>
      <text:p text:style-name="Standard">- invalid configuration values</text:p>
      <text:p text:style-name="Standard">- subprocess timeouts</text:p>
      <text:p text:style-name="Standard"/>
      <text:p text:style-name="Standard">The frontend must display those errors clearly and not hide them.</text:p>
      <text:p text:style-name="Standard"/>
      <text:p text:style-name="Standard">==================================================</text:p>
      <text:p text:style-name="Standard">OUTPUT FORMAT REQUIREMENTS</text:p>
      <text:p text:style-name="Standard">==================================================</text:p>
      <text:p text:style-name="Standard"/>
      <text:p text:style-name="Standard">Generate the full code for:</text:p>
      <text:p text:style-name="Standard"/>
      <text:p text:style-name="Standard">1. server.py</text:p>
      <text:p text:style-name="Standard">2. app.py</text:p>
      <text:p text:style-name="Standard">3. the refactored cache_sim.py wrapper or updated simulator interface</text:p>
      <text:p text:style-name="Standard">4. any small helper modules if needed</text:p>
      <text:p text:style-name="Standard">5. a short requirements.txt if appropriate</text:p>
      <text:p text:style-name="Standard">6. brief run instructions in comments or a README-style section</text:p>
      <text:p text:style-name="Standard"/>
      <text:p text:style-name="Standard">Do not leave placeholders.</text:p>
      <text:p text:style-name="Standard">Do not write pseudo-code.</text:p>
      <text:p text:style-name="Standard">Do not omit important imports.</text:p>
      <text:p text:style-name="Standard">Do not assume hidden helper functions exist unless you define them.</text:p>
      <text:p text:style-name="Standard"/>
      <text:p text:style-name="Standard">==================================================</text:p>
      <text:p text:style-name="Standard">QUALITY BAR</text:p>
      <text:p text:style-name="Standard">==================================================</text:p>
      <text:p text:style-name="Standard"/>
      <text:p text:style-name="Standard">The final result should be:</text:p>
      <text:p text:style-name="Standard">- cleanly structured</text:p>
      <text:p text:style-name="Standard">- easy to run locally</text:p>
      <text:p text:style-name="Standard"><text:soft-page-break/>- professionally styled</text:p>
      <text:p text:style-name="Standard">- technically correct</text:p>
      <text:p text:style-name="Standard">- suitable for a university project demo</text:p>
      <text:p text:style-name="Standard">- strong enough to include on a resume</text:p>
      <text:p text:style-name="Standard"/>
      <text:p text:style-name="Standard">Make architectural choices that improve clarity and maintainability. Prefer explicit code over clever code. Prefer reliability over terseness.</text:p>
      <text:p text:style-name="Standard"/>
      <text:p text:style-name="Standard">Before writing code, reason carefully about:</text:p>
      <text:p text:style-name="Standard">- project structure</text:p>
      <text:p text:style-name="Standard">- request/response schema</text:p>
      <text:p text:style-name="Standard">- backend/frontend separation</text:p>
      <text:p text:style-name="Standard">- trace parsing</text:p>
      <text:p text:style-name="Standard">- validation</text:p>
      <text:p text:style-name="Standard">- charting</text:p>
      <text:p text:style-name="Standard">- maintainability</text:p>
      <text:p text:style-name="Standard"/>
      <text:p text:style-name="P1">Then generate the complete implementation.</text:p>
      <text:p text:style-name="P1"/>
      <text:p text:style-name="P1">Before finalizing the code:</text:p>
      <text:p text:style-name="Standard"/>
      <text:p text:style-name="Standard">1. Simulate execution mentally and ensure:</text:p>
      <text:p text:style-name="Standard"><text:s text:c="3"/>- all subprocess commands use correct working directory</text:p>
      <text:p text:style-name="Standard"><text:s text:c="3"/>- all file paths are consistent</text:p>
      <text:p text:style-name="Standard"><text:s text:c="3"/>- trace file is correctly read after PIN execution</text:p>
      <text:p text:style-name="Standard"/>
      <text:p text:style-name="Standard">2. Ensure backend and frontend use EXACT SAME JSON schema.</text:p>
      <text:p text:style-name="Standard"/>
      <text:p text:style-name="Standard">3. Add debug logging in backend:</text:p>
      <text:p text:style-name="Standard"><text:s text:c="3"/>- print subprocess commands</text:p>
      <text:p text:style-name="Standard"><text:s text:c="3"/>- print errors clearly</text:p>
      <text:p text:style-name="Standard"/>
      <text:p text:style-name="Standard">4. Ensure the system works in this exact flow:</text:p>
      <text:p text:style-name="Standard"><text:s text:c="3"/>- user submits code</text:p>
      <text:p text:style-name="Standard"><text:s text:c="3"/>- code compiles</text:p>
      <text:p text:style-name="Standard"><text:s text:c="3"/>- PIN runs</text:p>
      <text:p text:style-name="Standard"><text:s text:c="3"/>- trace is generated</text:p>
      <text:p text:style-name="Standard"><text:s text:c="3"/>- simulator runs</text:p>
      <text:p text:style-name="Standard"><text:s text:c="3"/>- results returned</text:p>
      <text:p text:style-name="Standard"><text:s text:c="3"/>- UI renders results</text:p>
      <text:p text:style-name="Standard"/>
      <text:p text:style-name="Standard">5. Do not assume anything not explicitly defined.</text:p>
      <text:p text:style-name="Standard">6. Prefer explicit paths and checks over implicit assumptions.</text:p>
      <text:p text:style-name="Standard"/>
      <text:p text:style-name="Standard">==================================================</text:p>
      <text:p text:style-name="Standard">FINAL EXECUTION CONSTRAINTS (CRITICAL)</text:p>
      <text:p text:style-name="Standard">==================================================</text:p>
      <text:p text:style-name="Standard"/>
      <text:p text:style-name="Standard">1. All subprocess commands MUST:</text:p>
      <text:p text:style-name="Standard"><text:s text:c="3"/>- use cwd = expanded absolute path of ~/ca</text:p>
      <text:p text:style-name="Standard"><text:s text:c="3"/>- use os.path.expanduser</text:p>
      <text:p text:style-name="Standard"><text:s text:c="3"/>- validate required files exist before execution</text:p>
      <text:p text:style-name="Standard"><text:soft-page-break/></text:p>
      <text:p text:style-name="Standard">2. Trace parsing must:</text:p>
      <text:p text:style-name="Standard"><text:s text:c="3"/>- ignore empty lines and "#eof"</text:p>
      <text:p text:style-name="Standard"><text:s text:c="3"/>- support both hex (0x...) and decimal addresses</text:p>
      <text:p text:style-name="Standard"><text:s text:c="3"/>- safely skip malformed lines</text:p>
      <text:p text:style-name="Standard"><text:s text:c="3"/>- error if no valid addresses parsed</text:p>
      <text:p text:style-name="Standard"/>
      <text:p text:style-name="Standard">3. API response format MUST be:</text:p>
      <text:p text:style-name="Standard"/>
      <text:p text:style-name="Standard">Success:</text:p>
      <text:p text:style-name="Standard">{</text:p>
      <text:p text:style-name="Standard"><text:s text:c="2"/>"status": "success",</text:p>
      <text:p text:style-name="Standard"><text:s text:c="2"/>"data": {</text:p>
      <text:p text:style-name="Standard"><text:s text:c="4"/>"results": {...},</text:p>
      <text:p text:style-name="Standard"><text:s text:c="4"/>"metadata": {...}</text:p>
      <text:p text:style-name="Standard"><text:s text:c="2"/>}</text:p>
      <text:p text:style-name="Standard">}</text:p>
      <text:p text:style-name="Standard"/>
      <text:p text:style-name="Standard">Error:</text:p>
      <text:p text:style-name="Standard">{</text:p>
      <text:p text:style-name="Standard"><text:s text:c="2"/>"status": "error",</text:p>
      <text:p text:style-name="Standard"><text:s text:c="2"/>"message": "...",</text:p>
      <text:p text:style-name="Standard"><text:s text:c="2"/>"details": "..."</text:p>
      <text:p text:style-name="Standard">}</text:p>
      <text:p text:style-name="Standard"/>
      <text:p text:style-name="Standard">4. All subprocess calls must:</text:p>
      <text:p text:style-name="Standard"><text:s text:c="3"/>- include timeout (10–15 seconds)</text:p>
      <text:p text:style-name="Standard"><text:s text:c="3"/>- handle infinite loops safely</text:p>
      <text:p text:style-name="Standard"><text:s text:c="3"/>- return clear errors on failure</text:p>
      <text:p text:style-name="Standard"/>
      <text:p text:style-name="Standard">5. Frontend must call backend using:</text:p>
      <text:p text:style-name="Standard"><text:s text:c="3"/>- base URL: http://localhost:8000</text:p>
      <text:p text:style-name="Standard"><text:s text:c="3"/>- requests.post()</text:p>
      <text:p text:style-name="Standard"><text:s text:c="3"/>- proper JSON and file upload handling</text:p>
      <text:p text:style-name="Standard"/>
      <text:p text:style-name="Standard">6. Generate code file-by-file in this order:</text:p>
      <text:p text:style-name="Standard"><text:s text:c="3"/>- server.py</text:p>
      <text:p text:style-name="Standard"><text:s text:c="3"/>- cache_sim.py</text:p>
      <text:p text:style-name="Standard"><text:s text:c="3"/>- app.py</text:p>
      <text:p text:style-name="P1"/>
      <text:p text:style-name="P1">The simulator wrapper function MUST be named:</text:p>
      <text:p text:style-name="P1"/>
      <text:p text:style-name="P1">run_simulation(trace: list[int], config: dict) -&gt; dict</text:p>
      <text:p text:style-name="P1"/>
      <text:p text:style-name="P1">The backend must call this exact function.</text:p>
      <text:p text:style-name="P1"/>
      <text:p text:style-name="P2">MAKE SURE <text:s/><text:span text:style-name="T1">After each step in the pipeline:</text:span></text:p>
      <text:p text:style-name="P3">- verify expected output files exist before proceeding</text:p>
      <text:p text:style-name="P3">- specifically check for memory_trace.txt after PIN execution</text:p>
      <text:p text:style-name="P3">- if missing, return a clear error immediatel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6T02:16:46.785087464</meta:creation-date>
    <dc:date>2026-04-26T02:27:27.508917768</dc:date>
    <meta:editing-duration>PT10M40S</meta:editing-duration>
    <meta:editing-cycles>3</meta:editing-cycles>
    <meta:generator>LibreOffice/25.8.5.2$Linux_X86_64 LibreOffice_project/580$Build-2</meta:generator>
    <meta:document-statistic meta:table-count="0" meta:image-count="0" meta:object-count="0" meta:page-count="8" meta:paragraph-count="317" meta:word-count="1801" meta:character-count="12256" meta:non-whitespace-character-count="10386"/>
  </office:meta>
</office:document-meta>
</file>